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s of Dat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rimary Account</text:p>
          </table:table-cell>
          <table:table-cell office:value-type="string" calcext:value-type="string">
            <text:p>Secondary Account</text:p>
          </table:table-cell>
          <table:table-cell office:value-type="string" calcext:value-type="string">
            <text:p>GL Balance</text:p>
          </table:table-cell>
          <table:table-cell office:value-type="string" calcext:value-type="string">
            <text:p>Ihub Balance</text:p>
          </table:table-cell>
          <table:table-cell office:value-type="string" calcext:value-type="string">
            <text:p>Balance Difference</text:p>
          </table:table-cell>
          <table:table-cell office:value-type="string" calcext:value-type="string">
            <text:p>Match 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4/30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COSTS</text:p>
          </table:table-cell>
          <table:table-cell office:value-type="float" office:value="20000" calcext:value-type="float">
            <text:p>2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-40000" calcext:value-type="float">
            <text:p>-4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3/31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COSTS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-20000" calcext:value-type="float">
            <text:p>-2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2/29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COSTS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string" calcext:value-type="string">
            <text:p>1/31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COSTS</text:p>
          </table:table-cell>
          <table:table-cell office:value-type="float" office:value="20000.01" calcext:value-type="float">
            <text:p>2000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ifference is within tolenrance(less than 1 USD)</text:p>
          </table:table-cell>
        </table:table-row>
        <table:table-row table:style-name="ro1">
          <table:table-cell office:value-type="string" calcext:value-type="string">
            <text:p>12/31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COSTS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string" calcext:value-type="string">
            <text:p>11/30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COSTS</text:p>
          </table:table-cell>
          <table:table-cell office:value-type="float" office:value="10200" calcext:value-type="float">
            <text:p>102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4/30/2024</text:p>
          </table:table-cell>
          <table:table-cell office:value-type="string" calcext:value-type="string">
            <text:p>oooo</text:p>
          </table:table-cell>
          <table:table-cell office:value-type="float" office:value="1619288" calcext:value-type="float">
            <text:p>1619288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ORIGINATION FEES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3/31/2024</text:p>
          </table:table-cell>
          <table:table-cell office:value-type="string" calcext:value-type="string">
            <text:p>oooo</text:p>
          </table:table-cell>
          <table:table-cell office:value-type="float" office:value="1619288" calcext:value-type="float">
            <text:p>1619288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ORIGINATION FEES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2/29/2024</text:p>
          </table:table-cell>
          <table:table-cell office:value-type="string" calcext:value-type="string">
            <text:p>oooo</text:p>
          </table:table-cell>
          <table:table-cell office:value-type="float" office:value="1619288" calcext:value-type="float">
            <text:p>1619288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ORIGINATION FEES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1/31/2024</text:p>
          </table:table-cell>
          <table:table-cell office:value-type="string" calcext:value-type="string">
            <text:p>oooo</text:p>
          </table:table-cell>
          <table:table-cell office:value-type="float" office:value="1619288" calcext:value-type="float">
            <text:p>1619288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ORIGINATION FEES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12/31/2023</text:p>
          </table:table-cell>
          <table:table-cell office:value-type="string" calcext:value-type="string">
            <text:p>oooo</text:p>
          </table:table-cell>
          <table:table-cell office:value-type="float" office:value="1619288" calcext:value-type="float">
            <text:p>1619288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ORIGINATION FEES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11/30/2023</text:p>
          </table:table-cell>
          <table:table-cell office:value-type="string" calcext:value-type="string">
            <text:p>oooo</text:p>
          </table:table-cell>
          <table:table-cell office:value-type="float" office:value="1619288" calcext:value-type="float">
            <text:p>1619288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DEFFERED ORIGINATION FEES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4/30/2023</text:p>
          </table:table-cell>
          <table:table-cell office:value-type="string" calcext:value-type="string">
            <text:p>oooo</text:p>
          </table:table-cell>
          <table:table-cell office:value-type="float" office:value="1618001" calcext:value-type="float">
            <text:p>1618001</text:p>
          </table:table-cell>
          <table:table-cell office:value-type="float" office:value="62695" calcext:value-type="float">
            <text:p>626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string" calcext:value-type="string">
            <text:p>3/31/2024</text:p>
          </table:table-cell>
          <table:table-cell office:value-type="string" calcext:value-type="string">
            <text:p>oooo</text:p>
          </table:table-cell>
          <table:table-cell office:value-type="float" office:value="1618001" calcext:value-type="float">
            <text:p>1618001</text:p>
          </table:table-cell>
          <table:table-cell office:value-type="float" office:value="62695" calcext:value-type="float">
            <text:p>626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office:value-type="float" office:value="10500.5" calcext:value-type="float">
            <text:p>10500.5</text:p>
          </table:table-cell>
          <table:table-cell office:value-type="float" office:value="10500" calcext:value-type="float">
            <text:p>10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ifference is within tolenrance(less than 1 USD)</text:p>
          </table:table-cell>
        </table:table-row>
        <table:table-row table:style-name="ro1">
          <table:table-cell office:value-type="string" calcext:value-type="string">
            <text:p>2/29/2024</text:p>
          </table:table-cell>
          <table:table-cell office:value-type="string" calcext:value-type="string">
            <text:p>oooo</text:p>
          </table:table-cell>
          <table:table-cell office:value-type="float" office:value="1618001" calcext:value-type="float">
            <text:p>1618001</text:p>
          </table:table-cell>
          <table:table-cell office:value-type="float" office:value="62695" calcext:value-type="float">
            <text:p>626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table:number-columns-repeated="2"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string" calcext:value-type="string">
            <text:p>1/31/2024</text:p>
          </table:table-cell>
          <table:table-cell office:value-type="string" calcext:value-type="string">
            <text:p>oooo</text:p>
          </table:table-cell>
          <table:table-cell office:value-type="float" office:value="1618001" calcext:value-type="float">
            <text:p>1618001</text:p>
          </table:table-cell>
          <table:table-cell office:value-type="float" office:value="62695" calcext:value-type="float">
            <text:p>626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office:value-type="float" office:value="10199.5" calcext:value-type="float">
            <text:p>10199.5</text:p>
          </table:table-cell>
          <table:table-cell office:value-type="float" office:value="10200" calcext:value-type="float">
            <text:p>1020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string" calcext:value-type="string">
            <text:p>12/31/2023</text:p>
          </table:table-cell>
          <table:table-cell office:value-type="string" calcext:value-type="string">
            <text:p>oooo</text:p>
          </table:table-cell>
          <table:table-cell office:value-type="float" office:value="1618001" calcext:value-type="float">
            <text:p>1618001</text:p>
          </table:table-cell>
          <table:table-cell office:value-type="float" office:value="62695" calcext:value-type="float">
            <text:p>626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table:number-columns-repeated="2"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ifference is within tolenrance(less than 1 USD)</text:p>
          </table:table-cell>
        </table:table-row>
        <table:table-row table:style-name="ro1">
          <table:table-cell office:value-type="string" calcext:value-type="string">
            <text:p>11/30/2023</text:p>
          </table:table-cell>
          <table:table-cell office:value-type="string" calcext:value-type="string">
            <text:p>oooo</text:p>
          </table:table-cell>
          <table:table-cell office:value-type="float" office:value="1618001" calcext:value-type="float">
            <text:p>1618001</text:p>
          </table:table-cell>
          <table:table-cell office:value-type="float" office:value="62695" calcext:value-type="float">
            <text:p>626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string" calcext:value-type="string">
            <text:p>4/30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3/31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2/29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1/31/2024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12/31/2023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string" calcext:value-type="string">
            <text:p>11/30/2023</text:p>
          </table:table-cell>
          <table:table-cell office:value-type="string" calcext:value-type="string">
            <text:p>oooo</text:p>
          </table:table-cell>
          <table:table-cell office:value-type="float" office:value="1619205" calcext:value-type="float">
            <text:p>1619205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LL OTHER LOANs</text:p>
          </table:table-cell>
          <table:table-cell office:value-type="string" calcext:value-type="string">
            <text:p>PRINCIPAL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Brea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26:44.200900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3-22T15:03:35.105809224</meta:creation-date>
    <dc:date>2025-03-25T14:24:57.870262343</dc:date>
    <meta:editing-duration>PT23H1M41S</meta:editing-duration>
    <meta:editing-cycles>3</meta:editing-cycles>
    <meta:generator>LibreOffice/7.0.4.2$MacOSX_X86_64 LibreOffice_project/dcf040e67528d9187c66b2379df5ea4407429775</meta:generator>
    <meta:document-statistic meta:table-count="1" meta:cell-count="279" meta:object-count="0"/>
  </office:meta>
</office:document-meta>
</file>